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1" style:condition="of:cell-content()=&quot;N&quot;" style:base-cell-address="$'Configuration Lookup'.$B$4"/>
      <style:map style:apply-style-name="Gnumeric-2" style:condition="of:cell-content()=&quot;E&quot;" style:base-cell-address="$'Configuration Lookup'.$B$4"/>
      <style:map style:apply-style-name="Gnumeric-3" style:condition="of:cell-content()=&quot;Y&quot;" style:base-cell-address="$'Configuration Lookup'.$B$4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gnm:GnmHAlign="64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gnm:GnmHAlign="64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31.0472pt" style:use-optimal-column-width="true"/>
    </style:style>
    <style:style style:name="ACOL-2" style:family="table-column">
      <style:table-column-properties style:column-width="110.0376pt" style:use-optimal-column-width="true"/>
    </style:style>
    <style:style style:name="ACOL-3" style:family="table-column">
      <style:table-column-properties style:column-width="64.008pt" style:use-optimal-column-width="true"/>
    </style:style>
    <style:style style:name="ACOL-4" style:family="table-column">
      <style:table-column-properties style:column-width="106.2432pt" style:use-optimal-column-width="true"/>
    </style:style>
    <style:style style:name="ACOL-5" style:family="table-column"/>
    <style:style style:name="ACOL-6" style:family="table-column">
      <style:table-column-properties style:column-width="33.75pt" style:use-optimal-column-width="true"/>
    </style:style>
    <style:style style:name="ACOL-7" style:family="table-column">
      <style:table-column-properties style:column-width="10.5pt" style:use-optimal-column-width="false"/>
    </style:style>
    <style:style style:name="ACOL-8" style:family="table-column">
      <style:table-column-properties style:column-width="11.25pt" style:use-optimal-column-width="true"/>
    </style:style>
    <style:style style:name="ACOL-9" style:family="table-column">
      <style:table-column-properties style:column-width="46.5pt" style:use-optimal-column-width="true"/>
    </style:style>
    <style:style style:name="ACOL-10" style:family="table-column">
      <style:table-column-properties style:column-width="81.75pt" style:use-optimal-column-width="true"/>
    </style:style>
    <style:style style:name="ACOL-11" style:family="table-column">
      <style:table-column-properties style:column-width="71.25pt" style:use-optimal-column-width="true"/>
    </style:style>
    <style:style style:name="ACOL-12" style:family="table-column">
      <style:table-column-properties style:column-width="63pt" style:use-optimal-column-width="true"/>
    </style:style>
    <style:style style:name="ACOL-13" style:family="table-column">
      <style:table-column-properties style:column-width="69pt" style:use-optimal-column-width="true"/>
    </style:style>
    <style:style style:name="ACOL-14" style:family="table-column">
      <style:table-column-properties style:column-width="146.25pt" style:use-optimal-column-width="true"/>
    </style:style>
    <style:style style:name="ACOL-15" style:family="table-column">
      <style:table-column-properties style:column-width="81pt" style:use-optimal-column-width="true"/>
    </style:style>
    <style:style style:name="ACOL-16" style:family="table-column">
      <style:table-column-properties style:column-width="94.5pt" style:use-optimal-column-width="true"/>
    </style:style>
    <style:style style:name="ACOL-17" style:family="table-column">
      <style:table-column-properties style:column-width="93pt" style:use-optimal-column-width="true"/>
    </style:style>
    <style:style style:name="ACOL-18" style:family="table-column">
      <style:table-column-properties style:column-width="93pt" style:use-optimal-column-width="false"/>
    </style:style>
    <style:style style:name="AROW-1" style:family="table-row">
      <style:table-row-properties style:row-height="12.815999999999999pt" style:use-optimal-row-height="true"/>
    </style:style>
    <style:style style:name="AROW-2" style:family="table-row"/>
    <style:style style:name="AROW-3" style:family="table-row">
      <style:table-row-properties style:row-height="13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 table:number-columns-repeated="2"/>
        <table:table-column table:style-name="ACOL-4"/>
        <table:table-column table:style-name="ACOL-3" table:number-columns-repeated="3"/>
        <table:table-column table:style-name="ACOL-0" table:number-columns-repeated="120"/>
        <table:table-row table:style-name="AROW-1">
          <table:table-cell table:style-name="Gnumeric-default" office:value-type="string">
            <text:p>Total @1k</text:p>
          </table:table-cell>
          <table:table-cell table:style-name="Gnumeric-default" table:formula="of:=SUM([.F4:.F1002])" office:value-type="float" office:value="15.23878">
            <text:p>15.23878</text:p>
          </table:table-cell>
          <table:table-cell table:style-name="Gnumeric-default" office:value-type="string">
            <text:p>Total @1</text:p>
          </table:table-cell>
          <table:table-cell table:style-name="Gnumeric-default" table:formula="of:=SUM([.G4:.G1002])" office:value-type="float" office:value="32.030000000000001">
            <text:p>32.03</text:p>
          </table:table-cell>
          <table:table-cell table:style-name="Gnumeric-default" office:value-type="string">
            <text:p>How many regulators? (rough cost overest)</text:p>
          </table:table-cell>
          <table:table-cell table:style-name="Gnumeric-default" office:value-type="float" office:value="4">
            <text:p>4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/>
          <table:table-cell table:style-name="Gnumeric-default" office:value-type="string">
            <text:p>Value</text:p>
          </table:table-cell>
          <table:table-cell table:style-name="Gnumeric-default" office:value-type="string">
            <text:p>cost at 1k</text:p>
          </table:table-cell>
          <table:table-cell table:style-name="Gnumeric-default" office:value-type="string">
            <text:p>Cost at 1</text:p>
          </table:table-cell>
          <table:table-cell table:style-name="Gnumeric-default" office:value-type="string">
            <text:p>Qty</text:p>
          </table:table-cell>
          <table:table-cell table:style-name="Gnumeric-default" office:value-type="string">
            <text:p>Line Cost @1k</text:p>
          </table:table-cell>
          <table:table-cell table:style-name="Gnumeric-default" office:value-type="string">
            <text:p>Line Cost @1</text:p>
          </table:table-cell>
          <table:table-cell table:style-name="Gnumeric-default" office:value-type="string">
            <text:p>Link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PCB</text:p>
          </table:table-cell>
          <table:table-cell table:style-name="Gnumeric-default"/>
          <table:table-cell table:style-name="Gnumeric-default" office:value-type="float" office:value="0.36199999999999999">
            <text:p>0.362</text:p>
          </table:table-cell>
          <table:table-cell table:style-name="Gnumeric-default" office:value-type="float" office:value="3.6200000000000001">
            <text:p>3.62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C4]*[.E4]" office:value-type="float" office:value="0.36199999999999999">
            <text:p>0.362</text:p>
          </table:table-cell>
          <table:table-cell table:style-name="Gnumeric-default" table:formula="of:=[.D4]*[.E4]" office:value-type="float" office:value="3.6200000000000001">
            <text:p>3.62</text:p>
          </table:table-cell>
          <table:table-cell table:style-name="Gnumeric-default" office:value-type="string">
            <text:p>https://cart.jlcpcb.com/quote?orderType=1&amp;stencilWidth=100&amp;stencilLength=100&amp;stencilCounts=5&amp;stencilLayer=2&amp;stencilPly=1.6&amp;steelmeshSellingPriceRecordNum=A8256537-5522-491C-965C-646F5842AEC9&amp;purchaseNumber=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<text:s text:c="4"/>BT1</text:p>
          </table:table-cell>
          <table:table-cell table:style-name="Gnumeric-default" office:value-type="string">
            <text:p>18650 button cell</text:p>
          </table:table-cell>
          <table:table-cell table:style-name="ACE-1" office:value-type="float" office:value="5.9500000000000002">
            <text:p>5.95</text:p>
          </table:table-cell>
          <table:table-cell table:style-name="ACE-1" office:value-type="float" office:value="5.9500000000000002">
            <text:p>5.95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C5]*[.E5]" office:value-type="float" office:value="5.9500000000000002">
            <text:p>5.95</text:p>
          </table:table-cell>
          <table:table-cell table:style-name="Gnumeric-default" table:formula="of:=[.D5]*[.E5]" office:value-type="float" office:value="5.9500000000000002">
            <text:p>5.95</text:p>
          </table:table-cell>
          <table:table-cell table:style-name="Gnumeric-default" office:value-type="string">
            <text:p>https://www.digikey.com/product-detail/en/tinycircuits/ASR00050/1832-1050-ND/9808766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<text:s text:c="4"/>C1</text:p>
          </table:table-cell>
          <table:table-cell table:style-name="Gnumeric-default" office:value-type="string">
            <text:p>1u</text:p>
          </table:table-cell>
          <table:table-cell table:style-name="Gnumeric-default" office:value-type="float" office:value="0.015789999999999998">
            <text:p>0.01579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C6]*[.E6]" office:value-type="float" office:value="0.015789999999999998">
            <text:p>0.01579</text:p>
          </table:table-cell>
          <table:table-cell table:style-name="Gnumeric-default" table:formula="of:=[.D6]*[.E6]" office:value-type="float" office:value="0.10000000000000001">
            <text:p>0.1</text:p>
          </table:table-cell>
          <table:table-cell table:style-name="Gnumeric-default" office:value-type="string">
            <text:p>https://www.digikey.com/product-detail/en/samsung-electro-mechanics/CL21B105KOFNNNG/1276-6471-1-ND/5958099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&gt; <text:s/>C2-C5</text:p>
          </table:table-cell>
          <table:table-cell table:style-name="Gnumeric-default" office:value-type="string">
            <text:p>CL31A107MQHNNNE</text:p>
          </table:table-cell>
          <table:table-cell table:style-name="Gnumeric-default" office:value-type="float" office:value="0.16989000000000001">
            <text:p>0.16989</text:p>
          </table:table-cell>
          <table:table-cell table:style-name="Gnumeric-default" office:value-type="float" office:value="0.57999999999999996">
            <text:p>0.58</text:p>
          </table:table-cell>
          <table:table-cell table:style-name="Gnumeric-default" table:formula="of:=[.F1]" office:value-type="float" office:value="4">
            <text:p>4</text:p>
          </table:table-cell>
          <table:table-cell table:style-name="Gnumeric-default" table:formula="of:=[.C7]*[.E7]" office:value-type="float" office:value="0.67956000000000005">
            <text:p>0.67956</text:p>
          </table:table-cell>
          <table:table-cell table:style-name="Gnumeric-default" table:formula="of:=[.D7]*[.E7]" office:value-type="float" office:value="2.3199999999999998">
            <text:p>2.32</text:p>
          </table:table-cell>
          <table:table-cell table:style-name="Gnumeric-default" office:value-type="string">
            <text:p>https://www.digikey.com/product-detail/en/samsung-electro-mechanics/CL31A107MQHNNNE/1276-1782-1-ND/3889868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C6</text:p>
          </table:table-cell>
          <table:table-cell table:style-name="Gnumeric-default" office:value-type="string">
            <text:p>470pF</text:p>
          </table:table-cell>
          <table:table-cell table:style-name="Gnumeric-default" office:value-type="float" office:value="0.01319">
            <text:p>0.01319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C8]*[.E8]" office:value-type="float" office:value="0.01319">
            <text:p>0.01319</text:p>
          </table:table-cell>
          <table:table-cell table:style-name="Gnumeric-default" table:formula="of:=[.D8]*[.E8]" office:value-type="float" office:value="0.10000000000000001">
            <text:p>0.1</text:p>
          </table:table-cell>
          <table:table-cell table:style-name="Gnumeric-default" office:value-type="string">
            <text:p>https://www.digikey.com/product-detail/en/samsung-electro-mechanics/CL21B471KBANNNC/1276-1300-1-ND/3889386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&gt; <text:s/>C7-C9</text:p>
          </table:table-cell>
          <table:table-cell table:style-name="Gnumeric-default" office:value-type="string">
            <text:p>1500pF</text:p>
          </table:table-cell>
          <table:table-cell table:style-name="Gnumeric-default" office:value-type="float" office:value="0.01355">
            <text:p>0.01355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3">
            <text:p>3</text:p>
          </table:table-cell>
          <table:table-cell table:style-name="Gnumeric-default" table:formula="of:=[.C9]*[.E9]" office:value-type="float" office:value="0.040649999999999999">
            <text:p>0.04065</text:p>
          </table:table-cell>
          <table:table-cell table:style-name="Gnumeric-default" table:formula="of:=[.D9]*[.E9]" office:value-type="float" office:value="0.30000000000000004">
            <text:p>0.3</text:p>
          </table:table-cell>
          <table:table-cell table:style-name="Gnumeric-default" office:value-type="string">
            <text:p>https://www.digikey.com/product-detail/en/samsung-electro-mechanics/CL21B152KBANNNC/1276-1794-1-ND/3889880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&gt; <text:s/>C10-C13</text:p>
          </table:table-cell>
          <table:table-cell table:style-name="Gnumeric-default" office:value-type="string">
            <text:p>470uF</text:p>
          </table:table-cell>
          <table:table-cell table:style-name="Gnumeric-default" office:value-type="float" office:value="0.154">
            <text:p>0.154</text:p>
          </table:table-cell>
          <table:table-cell table:style-name="Gnumeric-default" office:value-type="float" office:value="0.45000000000000001">
            <text:p>0.45</text:p>
          </table:table-cell>
          <table:table-cell table:style-name="Gnumeric-default" table:formula="of:=[.F1]" office:value-type="float" office:value="4">
            <text:p>4</text:p>
          </table:table-cell>
          <table:table-cell table:style-name="Gnumeric-default" table:formula="of:=[.C10]*[.E10]" office:value-type="float" office:value="0.61599999999999999">
            <text:p>0.616</text:p>
          </table:table-cell>
          <table:table-cell table:style-name="Gnumeric-default" table:formula="of:=[.D10]*[.E10]" office:value-type="float" office:value="1.8">
            <text:p>1.8</text:p>
          </table:table-cell>
          <table:table-cell table:style-name="Gnumeric-default" office:value-type="string">
            <text:p>https://www.digikey.com/product-detail/en/panasonic-electronic-components/ECA-1VM471/P5168-ND/245027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<text:s text:c="4"/>D1</text:p>
          </table:table-cell>
          <table:table-cell table:style-name="Gnumeric-default" office:value-type="string">
            <text:p>Power Good LED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0.29999999999999999">
            <text:p>0.3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C11]*[.E11]" office:value-type="float" office:value="0.10000000000000001">
            <text:p>0.1</text:p>
          </table:table-cell>
          <table:table-cell table:style-name="Gnumeric-default" table:formula="of:=[.D11]*[.E11]" office:value-type="float" office:value="0.29999999999999999">
            <text:p>0.3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<text:s text:c="4"/>D2</text:p>
          </table:table-cell>
          <table:table-cell table:style-name="Gnumeric-default" office:value-type="string">
            <text:p>Charging Active LED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0.29999999999999999">
            <text:p>0.3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C12]*[.E12]" office:value-type="float" office:value="0.10000000000000001">
            <text:p>0.1</text:p>
          </table:table-cell>
          <table:table-cell table:style-name="Gnumeric-default" table:formula="of:=[.D12]*[.E12]" office:value-type="float" office:value="0.29999999999999999">
            <text:p>0.3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&gt; <text:s/>D3-D6</text:p>
          </table:table-cell>
          <table:table-cell table:style-name="Gnumeric-default" office:value-type="string">
            <text:p>NRVTS260ESFT3G</text:p>
          </table:table-cell>
          <table:table-cell table:style-name="Gnumeric-default" office:value-type="float" office:value="0.072679999999999995">
            <text:p>0.07268</text:p>
          </table:table-cell>
          <table:table-cell table:style-name="Gnumeric-default" office:value-type="float" office:value="0.34000000000000002">
            <text:p>0.34</text:p>
          </table:table-cell>
          <table:table-cell table:style-name="Gnumeric-default" table:formula="of:=[.F1]" office:value-type="float" office:value="4">
            <text:p>4</text:p>
          </table:table-cell>
          <table:table-cell table:style-name="Gnumeric-default" table:formula="of:=[.C13]*[.E13]" office:value-type="float" office:value="0.29071999999999998">
            <text:p>0.29072</text:p>
          </table:table-cell>
          <table:table-cell table:style-name="Gnumeric-default" table:formula="of:=[.D13]*[.E13]" office:value-type="float" office:value="1.3600000000000001">
            <text:p>1.36</text:p>
          </table:table-cell>
          <table:table-cell table:style-name="Gnumeric-default" office:value-type="string">
            <text:p>https://www.digikey.com/product-detail/en/on-semiconductor/NRVTS260ESFT3G/NRVTS260ESFT3GOSCT-ND/9087444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<text:s text:c="4"/>D7</text:p>
          </table:table-cell>
          <table:table-cell table:style-name="Gnumeric-default" office:value-type="string">
            <text:p>12v LED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0.29999999999999999">
            <text:p>0.3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C14]*[.E14]" office:value-type="float" office:value="0.10000000000000001">
            <text:p>0.1</text:p>
          </table:table-cell>
          <table:table-cell table:style-name="Gnumeric-default" table:formula="of:=[.D14]*[.E14]" office:value-type="float" office:value="0.29999999999999999">
            <text:p>0.3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<text:s text:c="4"/>D8</text:p>
          </table:table-cell>
          <table:table-cell table:style-name="Gnumeric-default" office:value-type="string">
            <text:p>24v LED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0.29999999999999999">
            <text:p>0.3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C15]*[.E15]" office:value-type="float" office:value="0.10000000000000001">
            <text:p>0.1</text:p>
          </table:table-cell>
          <table:table-cell table:style-name="Gnumeric-default" table:formula="of:=[.D15]*[.E15]" office:value-type="float" office:value="0.29999999999999999">
            <text:p>0.3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<text:s text:c="4"/>D9</text:p>
          </table:table-cell>
          <table:table-cell table:style-name="Gnumeric-default" office:value-type="string">
            <text:p>5v LED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0.29999999999999999">
            <text:p>0.3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C16]*[.E16]" office:value-type="float" office:value="0.10000000000000001">
            <text:p>0.1</text:p>
          </table:table-cell>
          <table:table-cell table:style-name="Gnumeric-default" table:formula="of:=[.D16]*[.E16]" office:value-type="float" office:value="0.29999999999999999">
            <text:p>0.3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<text:s text:c="4"/>D10</text:p>
          </table:table-cell>
          <table:table-cell table:style-name="Gnumeric-default" office:value-type="string">
            <text:p>3v3 LED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0.29999999999999999">
            <text:p>0.3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C17]*[.E17]" office:value-type="float" office:value="0.10000000000000001">
            <text:p>0.1</text:p>
          </table:table-cell>
          <table:table-cell table:style-name="Gnumeric-default" table:formula="of:=[.D17]*[.E17]" office:value-type="float" office:value="0.29999999999999999">
            <text:p>0.3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<text:s text:c="4"/>F1</text:p>
          </table:table-cell>
          <table:table-cell table:style-name="Gnumeric-default" office:value-type="string">
            <text:p>1.5A</text:p>
          </table:table-cell>
          <table:table-cell table:style-name="Gnumeric-default" office:value-type="float" office:value="0.17784">
            <text:p>0.17784</text:p>
          </table:table-cell>
          <table:table-cell table:style-name="Gnumeric-default" office:value-type="float" office:value="0.33000000000000002">
            <text:p>0.33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C18]*[.E18]" office:value-type="float" office:value="0.17784">
            <text:p>0.17784</text:p>
          </table:table-cell>
          <table:table-cell table:style-name="Gnumeric-default" table:formula="of:=[.D18]*[.E18]" office:value-type="float" office:value="0.33000000000000002">
            <text:p>0.33</text:p>
          </table:table-cell>
          <table:table-cell table:style-name="Gnumeric-default" office:value-type="string">
            <text:p>https://www.digikey.com/product-detail/en/bel-fuse-inc/0ZCK0100FF2E/507-1815-1-ND/4156258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J1-J3, J5-J12</text:p>
          </table:table-cell>
          <table:table-cell table:style-name="Gnumeric-default" office:value-type="string">
            <text:p>2.54mm header 1x1</text:p>
          </table:table-cell>
          <table:table-cell table:style-name="Gnumeric-default" office:value-type="float" office:value="0.01486">
            <text:p>0.01486</text:p>
          </table:table-cell>
          <table:table-cell table:style-name="Gnumeric-default" office:value-type="float" office:value="0.029999999999999999">
            <text:p>0.03</text:p>
          </table:table-cell>
          <table:table-cell table:style-name="Gnumeric-default" office:value-type="float" office:value="11">
            <text:p>11</text:p>
          </table:table-cell>
          <table:table-cell table:style-name="Gnumeric-default" table:formula="of:=[.C19]*[.E19]" office:value-type="float" office:value="0.16345999999999999">
            <text:p>0.16346</text:p>
          </table:table-cell>
          <table:table-cell table:style-name="Gnumeric-default" table:formula="of:=[.D19]*[.E19]" office:value-type="float" office:value="0.32999999999999996">
            <text:p>0.33</text:p>
          </table:table-cell>
          <table:table-cell table:style-name="Gnumeric-default" office:value-type="string">
            <text:p>https://www.digikey.com/product-detail/en/sullins-connector-solutions/PREC001SAAN-RC/S1012EC-01-ND/2774853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J4</text:p>
          </table:table-cell>
          <table:table-cell table:style-name="Gnumeric-default" office:value-type="string">
            <text:p>2.54mm header 1x5</text:p>
          </table:table-cell>
          <table:table-cell table:style-name="Gnumeric-default" office:value-type="float" office:value="0.040090000000000001">
            <text:p>0.04009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C20]*[.E20]" office:value-type="float" office:value="0.040090000000000001">
            <text:p>0.04009</text:p>
          </table:table-cell>
          <table:table-cell table:style-name="Gnumeric-default" table:formula="of:=[.D20]*[.E20]" office:value-type="float" office:value="0.10000000000000001">
            <text:p>0.1</text:p>
          </table:table-cell>
          <table:table-cell table:style-name="Gnumeric-default" office:value-type="string">
            <text:p>https://www.digikey.com/product-detail/en/adam-tech/PH1-05-UA/2057-PH1-05-UA-ND/9830343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<text:s text:c="4"/>J13</text:p>
          </table:table-cell>
          <table:table-cell table:style-name="Gnumeric-default" office:value-type="string">
            <text:p>USB4085-GF-A_REVA</text:p>
          </table:table-cell>
          <table:table-cell table:style-name="ACE-1" office:value-type="float" office:value="0.96560000000000001">
            <text:p>0.9656</text:p>
          </table:table-cell>
          <table:table-cell table:style-name="ACE-1" office:value-type="float" office:value="1.3700000000000001">
            <text:p>1.37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C21]*[.E21]" office:value-type="float" office:value="0.96560000000000001">
            <text:p>0.9656</text:p>
          </table:table-cell>
          <table:table-cell table:style-name="Gnumeric-default" table:formula="of:=[.D21]*[.E21]" office:value-type="float" office:value="1.3700000000000001">
            <text:p>1.37</text:p>
          </table:table-cell>
          <table:table-cell table:style-name="Gnumeric-default" office:value-type="string">
            <text:p>https://www.digikey.com/product-detail/en/gct/USB4085-GF-A/2073-USB4085-GF-ACT-ND/9859733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&gt; <text:s/>L1-L4</text:p>
          </table:table-cell>
          <table:table-cell table:style-name="Gnumeric-default" office:value-type="string">
            <text:p>SRR1280-221K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1.25">
            <text:p>1.25</text:p>
          </table:table-cell>
          <table:table-cell table:style-name="Gnumeric-default" table:formula="of:=[.F1]" office:value-type="float" office:value="4">
            <text:p>4</text:p>
          </table:table-cell>
          <table:table-cell table:style-name="Gnumeric-default" table:formula="of:=[.C22]*[.E22]" office:value-type="float" office:value="3.3512">
            <text:p>3.3512</text:p>
          </table:table-cell>
          <table:table-cell table:style-name="Gnumeric-default" table:formula="of:=[.D22]*[.E22]" office:value-type="float" office:value="5">
            <text:p>5</text:p>
          </table:table-cell>
          <table:table-cell table:style-name="Gnumeric-default" office:value-type="string">
            <text:p>https://www.digikey.com/product-detail/en/bourns-inc/SRR1280-221K/SRR1280-221KLCT-ND/2127436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&gt; <text:s/>Q1-Q4</text:p>
          </table:table-cell>
          <table:table-cell table:style-name="Gnumeric-default" office:value-type="string">
            <text:p>DMP3099L-7</text:p>
          </table:table-cell>
          <table:table-cell table:style-name="Gnumeric-default" office:value-type="float" office:value="0.069690000000000002">
            <text:p>0.06969</text:p>
          </table:table-cell>
          <table:table-cell table:style-name="Gnumeric-default" office:value-type="float" office:value="0.33000000000000002">
            <text:p>0.33</text:p>
          </table:table-cell>
          <table:table-cell table:style-name="Gnumeric-default" table:formula="of:=[.F1]" office:value-type="float" office:value="4">
            <text:p>4</text:p>
          </table:table-cell>
          <table:table-cell table:style-name="Gnumeric-default" table:formula="of:=[.C23]*[.E23]" office:value-type="float" office:value="0.27876000000000001">
            <text:p>0.27876</text:p>
          </table:table-cell>
          <table:table-cell table:style-name="Gnumeric-default" table:formula="of:=[.D23]*[.E23]" office:value-type="float" office:value="1.3200000000000001">
            <text:p>1.32</text:p>
          </table:table-cell>
          <table:table-cell table:style-name="Gnumeric-default" office:value-type="string">
            <text:p>https://www.digikey.com/product-detail/en/diodes-incorporated/DMP3099L-7/DMP3099L-7DICT-ND/5218217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&gt; <text:s/>R1, R2</text:p>
          </table:table-cell>
          <table:table-cell table:style-name="Gnumeric-default" office:value-type="string">
            <text:p>5k1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2">
            <text:p>2</text:p>
          </table:table-cell>
          <table:table-cell table:style-name="Gnumeric-default" table:formula="of:=[.C24]*[.E24]" office:value-type="float" office:value="0.040000000000000001">
            <text:p>0.04</text:p>
          </table:table-cell>
          <table:table-cell table:style-name="Gnumeric-default" table:formula="of:=[.D24]*[.E24]" office:value-type="float" office:value="0.20000000000000001">
            <text:p>0.2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<text:s text:c="4"/>R3</text:p>
          </table:table-cell>
          <table:table-cell table:style-name="Gnumeric-default" office:value-type="string">
            <text:p>540R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C25]*[.E25]" office:value-type="float" office:value="0.02">
            <text:p>0.02</text:p>
          </table:table-cell>
          <table:table-cell table:style-name="Gnumeric-default" table:formula="of:=[.D25]*[.E25]" office:value-type="float" office:value="0.10000000000000001">
            <text:p>0.1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<text:s text:c="4"/>R4</text:p>
          </table:table-cell>
          <table:table-cell table:style-name="Gnumeric-default" office:value-type="string">
            <text:p>2k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C26]*[.E26]" office:value-type="float" office:value="0.02">
            <text:p>0.02</text:p>
          </table:table-cell>
          <table:table-cell table:style-name="Gnumeric-default" table:formula="of:=[.D26]*[.E26]" office:value-type="float" office:value="0.10000000000000001">
            <text:p>0.1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<text:s text:c="4"/>R5</text:p>
          </table:table-cell>
          <table:table-cell table:style-name="Gnumeric-default" office:value-type="string">
            <text:p>100k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C27]*[.E27]" office:value-type="float" office:value="0.02">
            <text:p>0.02</text:p>
          </table:table-cell>
          <table:table-cell table:style-name="Gnumeric-default" table:formula="of:=[.D27]*[.E27]" office:value-type="float" office:value="0.10000000000000001">
            <text:p>0.1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&gt; <text:s/>R6, R7, R30</text:p>
          </table:table-cell>
          <table:table-cell table:style-name="Gnumeric-default" office:value-type="string">
            <text:p>1k5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3">
            <text:p>3</text:p>
          </table:table-cell>
          <table:table-cell table:style-name="Gnumeric-default" table:formula="of:=[.C28]*[.E28]" office:value-type="float" office:value="0.059999999999999998">
            <text:p>0.06</text:p>
          </table:table-cell>
          <table:table-cell table:style-name="Gnumeric-default" table:formula="of:=[.D28]*[.E28]" office:value-type="float" office:value="0.30000000000000004">
            <text:p>0.3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&gt; <text:s/>R8, R10, R12, R14, R20</text:p>
          </table:table-cell>
          <table:table-cell table:style-name="Gnumeric-default" office:value-type="string">
            <text:p>10k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5">
            <text:p>5</text:p>
          </table:table-cell>
          <table:table-cell table:style-name="Gnumeric-default" table:formula="of:=[.C29]*[.E29]" office:value-type="float" office:value="0.10000000000000001">
            <text:p>0.1</text:p>
          </table:table-cell>
          <table:table-cell table:style-name="Gnumeric-default" table:formula="of:=[.D29]*[.E29]" office:value-type="float" office:value="0.5">
            <text:p>0.5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&gt; <text:s/>R9, R11, R13, R15, R31</text:p>
          </table:table-cell>
          <table:table-cell table:style-name="Gnumeric-default" office:value-type="string">
            <text:p>1k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5">
            <text:p>5</text:p>
          </table:table-cell>
          <table:table-cell table:style-name="Gnumeric-default" table:formula="of:=[.C30]*[.E30]" office:value-type="float" office:value="0.10000000000000001">
            <text:p>0.1</text:p>
          </table:table-cell>
          <table:table-cell table:style-name="Gnumeric-default" table:formula="of:=[.D30]*[.E30]" office:value-type="float" office:value="0.5">
            <text:p>0.5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&gt; <text:s/>R16-R19</text:p>
          </table:table-cell>
          <table:table-cell table:style-name="Gnumeric-default" office:value-type="string">
            <text:p>0R22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4">
            <text:p>4</text:p>
          </table:table-cell>
          <table:table-cell table:style-name="Gnumeric-default" table:formula="of:=[.C31]*[.E31]" office:value-type="float" office:value="0.080000000000000002">
            <text:p>0.08</text:p>
          </table:table-cell>
          <table:table-cell table:style-name="Gnumeric-default" table:formula="of:=[.D31]*[.E31]" office:value-type="float" office:value="0.40000000000000002">
            <text:p>0.4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<text:s text:c="4"/>R22</text:p>
          </table:table-cell>
          <table:table-cell table:style-name="Gnumeric-default" office:value-type="string">
            <text:p>29k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C32]*[.E32]" office:value-type="float" office:value="0.02">
            <text:p>0.02</text:p>
          </table:table-cell>
          <table:table-cell table:style-name="Gnumeric-default" table:formula="of:=[.D32]*[.E32]" office:value-type="float" office:value="0.10000000000000001">
            <text:p>0.1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<text:s text:c="4"/>R24</text:p>
          </table:table-cell>
          <table:table-cell table:style-name="Gnumeric-default" office:value-type="string">
            <text:p>60k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C33]*[.E33]" office:value-type="float" office:value="0.02">
            <text:p>0.02</text:p>
          </table:table-cell>
          <table:table-cell table:style-name="Gnumeric-default" table:formula="of:=[.D33]*[.E33]" office:value-type="float" office:value="0.10000000000000001">
            <text:p>0.1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<text:s text:c="4"/>R26</text:p>
          </table:table-cell>
          <table:table-cell table:style-name="Gnumeric-default" office:value-type="string">
            <text:p>5k6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C34]*[.E34]" office:value-type="float" office:value="0.02">
            <text:p>0.02</text:p>
          </table:table-cell>
          <table:table-cell table:style-name="Gnumeric-default" table:formula="of:=[.D34]*[.E34]" office:value-type="float" office:value="0.10000000000000001">
            <text:p>0.1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&gt; <text:s/>R21, R23, R25, R27, R28</text:p>
          </table:table-cell>
          <table:table-cell table:style-name="Gnumeric-default" office:value-type="string">
            <text:p>3k3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5">
            <text:p>5</text:p>
          </table:table-cell>
          <table:table-cell table:style-name="Gnumeric-default" table:formula="of:=[.C35]*[.E35]" office:value-type="float" office:value="0.10000000000000001">
            <text:p>0.1</text:p>
          </table:table-cell>
          <table:table-cell table:style-name="Gnumeric-default" table:formula="of:=[.D35]*[.E35]" office:value-type="float" office:value="0.5">
            <text:p>0.5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<text:s text:c="4"/>R29</text:p>
          </table:table-cell>
          <table:table-cell table:style-name="Gnumeric-default" office:value-type="string">
            <text:p>6k8</text:p>
          </table:table-cell>
          <table:table-cell table:style-name="Gnumeric-default" office:value-type="float" office:value="0.02">
            <text:p>0.02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C36]*[.E36]" office:value-type="float" office:value="0.02">
            <text:p>0.02</text:p>
          </table:table-cell>
          <table:table-cell table:style-name="Gnumeric-default" table:formula="of:=[.D36]*[.E36]" office:value-type="float" office:value="0.10000000000000001">
            <text:p>0.1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<text:s text:c="4"/>SW1</text:p>
          </table:table-cell>
          <table:table-cell table:style-name="Gnumeric-default" office:value-type="string">
            <text:p>Power Switch</text:p>
          </table:table-cell>
          <table:table-cell table:number-columns-repeated="3" table:style-name="Gnumeric-default"/>
          <table:table-cell table:style-name="Gnumeric-default" table:formula="of:=[.C37]*[.E37]" office:value-type="float" office:value="0">
            <text:p>0</text:p>
          </table:table-cell>
          <table:table-cell table:style-name="Gnumeric-default" table:formula="of:=[.D37]*[.E37]" office:value-type="float" office:value="0">
            <text:p>0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<text:s text:c="4"/>U1</text:p>
          </table:table-cell>
          <table:table-cell table:style-name="Gnumeric-default" office:value-type="string">
            <text:p>BQ2409X</text:p>
          </table:table-cell>
          <table:table-cell table:style-name="ACE-1" office:value-type="float" office:value="0.54600000000000004">
            <text:p>0.546</text:p>
          </table:table-cell>
          <table:table-cell table:style-name="ACE-1" office:value-type="float" office:value="1.29">
            <text:p>1.29</text:p>
          </table:table-cell>
          <table:table-cell table:style-name="Gnumeric-default" office:value-type="float" office:value="1">
            <text:p>1</text:p>
          </table:table-cell>
          <table:table-cell table:style-name="Gnumeric-default" table:formula="of:=[.C38]*[.E38]" office:value-type="float" office:value="0.54600000000000004">
            <text:p>0.546</text:p>
          </table:table-cell>
          <table:table-cell table:style-name="Gnumeric-default" table:formula="of:=[.D38]*[.E38]" office:value-type="float" office:value="1.29">
            <text:p>1.29</text:p>
          </table:table-cell>
          <table:table-cell table:style-name="Gnumeric-default" office:value-type="string">
            <text:p>https://www.digikey.com/product-detail/en/texas-instruments/BQ24092DGQR/296-41204-1-ND/5222660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&gt; <text:s/>U2-U5</text:p>
          </table:table-cell>
          <table:table-cell table:style-name="Gnumeric-default" office:value-type="string">
            <text:p>MC34063AD</text:p>
          </table:table-cell>
          <table:table-cell table:style-name="Gnumeric-default" office:value-type="float" office:value="0.13197999999999999">
            <text:p>0.13198</text:p>
          </table:table-cell>
          <table:table-cell table:style-name="Gnumeric-default" office:value-type="float" office:value="0.46000000000000002">
            <text:p>0.46</text:p>
          </table:table-cell>
          <table:table-cell table:style-name="Gnumeric-default" table:formula="of:=[.F1]" office:value-type="float" office:value="4">
            <text:p>4</text:p>
          </table:table-cell>
          <table:table-cell table:style-name="Gnumeric-default" table:formula="of:=[.C39]*[.E39]" office:value-type="float" office:value="0.52791999999999994">
            <text:p>0.52792</text:p>
          </table:table-cell>
          <table:table-cell table:style-name="Gnumeric-default" table:formula="of:=[.D39]*[.E39]" office:value-type="float" office:value="1.8400000000000001">
            <text:p>1.84</text:p>
          </table:table-cell>
          <table:table-cell table:style-name="Gnumeric-default" office:value-type="string">
            <text:p>https://www.digikey.com/product-detail/en/diodes-incorporated/AZ34063UMTR-G1/AZ34063UMTR-G1DICT-ND/4505211</text:p>
          </table:table-cell>
          <table:table-cell table:number-columns-repeated="120" table:style-name="Gnumeric-default"/>
        </table:table-row>
        <table:table-row table:style-name="AROW-0" table:number-rows-repeated="985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21" gnm:cursor-row="27">
          <gnm:selection gnm:start-col="21" gnm:start-row="27" gnm:end-col="21" gnm:end-row="27"/>
        </gnm:selections>
      </table:table>
      <table:table table:name="Configuration Lookup" table:style-name="ta-1" table:print="true">
        <office:forms form:automatic-focus="false" form:apply-design-mode="false">
          <form:form/>
        </office:forms>
        <table:table-column table:default-cell-style-name="ACE-2" table:style-name="ACOL-6"/>
        <table:table-column table:default-cell-style-name="ACE-2" table:style-name="ACOL-7"/>
        <table:table-column table:default-cell-style-name="ACE-2" table:style-name="ACOL-8" table:number-columns-repeated="4"/>
        <table:table-column table:default-cell-style-name="ACE-4" table:style-name="ACOL-0"/>
        <table:table-column table:default-cell-style-name="ACE-2" table:style-name="ACOL-0" table:number-columns-repeated="6"/>
        <table:table-column table:default-cell-style-name="ACE-2" table:style-name="ACOL-6"/>
        <table:table-column table:default-cell-style-name="ACE-2" table:style-name="ACOL-9"/>
        <table:table-column table:default-cell-style-name="ACE-2" table:style-name="ACOL-10"/>
        <table:table-column table:default-cell-style-name="ACE-2" table:style-name="ACOL-11"/>
        <table:table-column table:default-cell-style-name="ACE-2" table:style-name="ACOL-12"/>
        <table:table-column table:default-cell-style-name="ACE-2" table:style-name="ACOL-13" table:number-columns-repeated="2"/>
        <table:table-column table:default-cell-style-name="ACE-2" table:style-name="ACOL-0" table:number-columns-repeated="108"/>
        <table:table-row table:style-name="AROW-3">
          <table:table-cell table:number-columns-repeated="6" table:style-name="ACE-2"/>
          <table:table-cell table:style-name="ACE-4"/>
          <table:table-cell table:number-columns-repeated="7" table:style-name="ACE-2"/>
          <table:table-cell table:style-name="ACE-2" office:value-type="string">
            <text:p>USB Port</text:p>
          </table:table-cell>
          <table:table-cell table:style-name="ACE-2" office:value-type="string">
            <text:p>Charging Circuit</text:p>
          </table:table-cell>
          <table:table-cell table:style-name="ACE-2" office:value-type="string">
            <text:p>3v3 Regulator</text:p>
          </table:table-cell>
          <table:table-cell table:style-name="ACE-2" office:value-type="string">
            <text:p>5v regulator</text:p>
          </table:table-cell>
          <table:table-cell table:style-name="ACE-2" office:value-type="string">
            <text:p>12v regualtor</text:p>
          </table:table-cell>
          <table:table-cell table:style-name="ACE-2" office:value-type="string">
            <text:p>24v regulator</text:p>
          </table:table-cell>
          <table:table-cell table:number-columns-repeated="108" table:style-name="ACE-2"/>
        </table:table-row>
        <table:table-row table:style-name="AROW-3">
          <table:table-cell table:number-columns-repeated="6" table:style-name="ACE-2"/>
          <table:table-cell table:style-name="ACE-4"/>
          <table:table-cell table:number-columns-repeated="6" table:style-name="ACE-2"/>
          <table:table-cell table:style-name="ACE-2" office:value-type="string">
            <text:p>Pulse-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108" table:style-name="ACE-2"/>
        </table:table-row>
        <table:table-row table:style-name="AROW-3">
          <table:table-cell table:number-columns-repeated="6" table:style-name="ACE-2"/>
          <table:table-cell table:style-name="ACE-4"/>
          <table:table-cell table:number-columns-repeated="7" table:style-name="ACE-2"/>
          <table:table-cell table:style-name="ACE-2" office:value-type="string">
            <text:p>N - none</text:p>
          </table:table-cell>
          <table:table-cell table:style-name="ACE-2" office:value-type="string">
            <text:p>N - none</text:p>
          </table:table-cell>
          <table:table-cell table:style-name="ACE-2" office:value-type="string">
            <text:p>N - none</text:p>
          </table:table-cell>
          <table:table-cell table:style-name="ACE-2" office:value-type="string">
            <text:p>N - none</text:p>
          </table:table-cell>
          <table:table-cell table:style-name="ACE-2" office:value-type="string">
            <text:p>N - none</text:p>
          </table:table-cell>
          <table:table-cell table:style-name="ACE-2" office:value-type="string">
            <text:p>N - none</text:p>
          </table:table-cell>
          <table:table-cell table:number-columns-repeated="108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4" office:value-type="string">
            <text:p>=if(B4="Y",sum(Sheet2!D19:D24),0)+Sheet2!D15</text:p>
          </table:table-cell>
          <table:table-cell table:number-columns-repeated="7" table:style-name="ACE-2"/>
          <table:table-cell table:style-name="ACE-2" office:value-type="string">
            <text:p>Y - yes</text:p>
          </table:table-cell>
          <table:table-cell table:style-name="ACE-2" office:value-type="string">
            <text:p>Y - yes</text:p>
          </table:table-cell>
          <table:table-cell table:style-name="ACE-2" office:value-type="string">
            <text:p>E - no lights</text:p>
          </table:table-cell>
          <table:table-cell table:style-name="ACE-2" office:value-type="string">
            <text:p>E - no lights</text:p>
          </table:table-cell>
          <table:table-cell table:style-name="ACE-2" office:value-type="string">
            <text:p>E - no lights</text:p>
          </table:table-cell>
          <table:table-cell table:style-name="ACE-2" office:value-type="string">
            <text:p>E - no lights</text:p>
          </table:table-cell>
          <table:table-cell table:number-columns-repeated="108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9" table:style-name="ACE-2"/>
          <table:table-cell table:style-name="ACE-2" office:value-type="string">
            <text:p>Y - yes</text:p>
          </table:table-cell>
          <table:table-cell table:style-name="ACE-2" office:value-type="string">
            <text:p>Y - yes</text:p>
          </table:table-cell>
          <table:table-cell table:style-name="ACE-2" office:value-type="string">
            <text:p>Y - yes</text:p>
          </table:table-cell>
          <table:table-cell table:style-name="ACE-2" office:value-type="string">
            <text:p>Y - yes</text:p>
          </table:table-cell>
          <table:table-cell table:number-columns-repeated="108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N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E</text:p>
          </table:table-cell>
          <table:table-cell table:style-name="ACE-4"/>
          <table:table-cell table:number-columns-repeated="121" table:style-name="ACE-2"/>
        </table:table-row>
        <table:table-row table:style-name="AROW-3">
          <table:table-cell table:style-name="ACE-2" office:value-type="string">
            <text:p>pulse-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3" office:value-type="string">
            <text:p>Y</text:p>
          </table:table-cell>
          <table:table-cell table:style-name="ACE-4"/>
          <table:table-cell table:number-columns-repeated="121" table:style-name="ACE-2"/>
        </table:table-row>
        <table:table-row table:style-name="AROW-0" table:number-rows-repeated="913">
          <table:table-cell table:number-columns-repeated="128"/>
        </table:table-row>
        <table:named-expressions>
          <table:named-expression table:name="Sheet_Title" table:expression="of:=&quot;Configuration Lookup&quot;" table:base-cell-address="$'Configuration Lookup'.$A$1"/>
          <table:named-expression table:name="Print_Area" table:expression="of:=#REF!" table:base-cell-address="$'Configuration Lookup'.$A$1"/>
        </table:named-expressions>
        <gnm:selections gnm:cursor-col="9" gnm:cursor-row="22">
          <gnm:selection gnm:start-col="9" gnm:start-row="22" gnm:end-col="9" gnm:end-row="22"/>
        </gnm:selections>
      </table:table>
      <table:table table:name="Configuration" table:style-name="ta-2" table:print="true">
        <office:forms form:automatic-focus="false" form:apply-design-mode="false">
          <form:form/>
        </office:forms>
        <table:table-column table:default-cell-style-name="ACE-6" table:style-name="ACOL-15"/>
        <table:table-column table:default-cell-style-name="ACE-6" table:style-name="ACOL-11"/>
        <table:table-column table:default-cell-style-name="ACE-6" table:style-name="ACOL-16"/>
        <table:table-column table:default-cell-style-name="ACE-5" table:style-name="ACOL-14" table:number-columns-repeated="2"/>
        <table:table-column table:default-cell-style-name="ACE-6" table:style-name="ACOL-14" table:number-columns-repeated="123"/>
        <table:table-row table:style-name="AROW-3" table:number-rows-repeated="8">
          <table:table-cell table:number-columns-repeated="5" table:style-name="ACE-5"/>
          <table:table-cell table:number-columns-repeated="123" table:style-name="ACE-6"/>
        </table:table-row>
        <table:table-row table:style-name="AROW-0">
          <table:table-cell table:number-columns-repeated="5" table:style-name="ACE-5"/>
          <table:table-cell table:number-columns-repeated="123" table:style-name="ACE-6"/>
        </table:table-row>
        <table:table-row table:style-name="AROW-3" table:number-rows-repeated="3">
          <table:table-cell table:number-columns-repeated="5" table:style-name="ACE-5"/>
          <table:table-cell table:number-columns-repeated="123" table:style-name="ACE-6"/>
        </table:table-row>
        <table:table-row table:style-name="AROW-3">
          <table:table-cell table:style-name="ACE-6" office:value-type="string">
            <text:p>All Configs</text:p>
          </table:table-cell>
          <table:table-cell table:number-columns-repeated="2" table:style-name="ACE-6"/>
          <table:table-cell table:number-columns-repeated="2" table:style-name="ACE-5"/>
          <table:table-cell table:number-columns-repeated="123" table:style-name="ACE-6"/>
        </table:table-row>
        <table:table-row table:style-name="AROW-3">
          <table:table-cell table:style-name="ACE-5" office:value-type="string">
            <text:p>PCB</text:p>
          </table:table-cell>
          <table:table-cell table:number-columns-repeated="4" table:style-name="ACE-5"/>
          <table:table-cell table:number-columns-repeated="123" table:style-name="ACE-6"/>
        </table:table-row>
        <table:table-row table:style-name="AROW-3">
          <table:table-cell table:style-name="ACE-5" office:value-type="string">
            <text:p>J4</text:p>
          </table:table-cell>
          <table:table-cell table:style-name="ACE-5" office:value-type="string">
            <text:p>1x5</text:p>
          </table:table-cell>
          <table:table-cell table:style-name="ACE-5" office:value-type="string">
            <text:p>2.54mm Male</text:p>
          </table:table-cell>
          <table:table-cell table:style-name="ACE-5" table:formula="of:=[.B15]&amp;&quot;_&quot;&amp;[.C15]" office:value-type="string" office:string-value="1x5_2.54mm Male">
            <text:p>1x5_2.54mm Male</text:p>
          </table:table-cell>
          <table:table-cell table:style-name="ACE-5" table:formula="of:=IF([.D15]=&quot;&quot;;&quot;&quot;;VLOOKUP([.D15];[$'Part Table'.A$1:.B$1024];2;FALSE()))" office:value-type="float" office:value="0.0082500000000000004">
            <text:p>0.00825</text:p>
          </table:table-cell>
          <table:table-cell table:number-columns-repeated="123" table:style-name="ACE-6"/>
        </table:table-row>
        <table:table-row table:style-name="AROW-3">
          <table:table-cell table:number-columns-repeated="4" table:style-name="ACE-5"/>
          <table:table-cell table:style-name="ACE-5" table:formula="of:=IF([.D16]=&quot;&quot;;&quot;&quot;;VLOOKUP([.D16];[$'Part Table'.A$1:.B$1024];2;FALSE()))" office:value-type="string" office:string-value="">
            <text:p/>
          </table:table-cell>
          <table:table-cell table:number-columns-repeated="123" table:style-name="ACE-6"/>
        </table:table-row>
        <table:table-row table:style-name="AROW-3">
          <table:table-cell table:number-columns-repeated="4" table:style-name="ACE-5"/>
          <table:table-cell table:style-name="ACE-5" table:formula="of:=IF([.D17]=&quot;&quot;;&quot;&quot;;VLOOKUP([.D17];[$'Part Table'.A$1:.B$1024];2;FALSE()))" office:value-type="string" office:string-value="">
            <text:p/>
          </table:table-cell>
          <table:table-cell table:number-columns-repeated="123" table:style-name="ACE-6"/>
        </table:table-row>
        <table:table-row table:style-name="AROW-3">
          <table:table-cell table:number-columns-spanned="3" gnm:columns-spanned-fake="true" table:style-name="ACE-7" office:value-type="string">
            <text:p>USB Port</text:p>
          </table:table-cell>
          <table:table-cell table:number-columns-repeated="2" table:style-name="ACE-7"/>
          <table:table-cell table:style-name="ACE-5"/>
          <table:table-cell table:style-name="ACE-5" table:formula="of:=IF([.D18]=&quot;&quot;;&quot;&quot;;VLOOKUP([.D18];[$'Part Table'.A$1:.B$1024];2;FALSE()))" office:value-type="string" office:string-value="">
            <text:p/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F1</text:p>
          </table:table-cell>
          <table:table-cell table:style-name="ACE-6" office:value-type="string">
            <text:p>1.5A</text:p>
          </table:table-cell>
          <table:table-cell table:style-name="ACE-6" office:value-type="string">
            <text:p>0805</text:p>
          </table:table-cell>
          <table:table-cell table:style-name="ACE-5" table:formula="of:=[.B19]&amp;&quot;_&quot;&amp;[.C19]" office:value-type="string" office:string-value="1.5A_0805">
            <text:p>1.5A_0805</text:p>
          </table:table-cell>
          <table:table-cell table:style-name="ACE-5" table:formula="of:=IF([.D19]=&quot;&quot;;&quot;&quot;;VLOOKUP([.D19];[$'Part Table'.A$1:.B$1024];2;FALSE()))" office:value-type="float" office:value="0.083999999999999991">
            <text:p>0.08399999999999999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R1</text:p>
          </table:table-cell>
          <table:table-cell table:style-name="ACE-6" office:value-type="string">
            <text:p>5k1</text:p>
          </table:table-cell>
          <table:table-cell table:style-name="ACE-6" office:value-type="string">
            <text:p>0805</text:p>
          </table:table-cell>
          <table:table-cell table:style-name="ACE-5" table:formula="of:=[.B20]&amp;&quot;_&quot;&amp;[.C20]" office:value-type="string" office:string-value="5k1_0805">
            <text:p>5k1_0805</text:p>
          </table:table-cell>
          <table:table-cell table:style-name="ACE-5" table:formula="of:=IF([.D20]=&quot;&quot;;&quot;&quot;;VLOOKUP([.D20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R2</text:p>
          </table:table-cell>
          <table:table-cell table:style-name="ACE-6" office:value-type="string">
            <text:p>5k1</text:p>
          </table:table-cell>
          <table:table-cell table:style-name="ACE-6" office:value-type="string">
            <text:p>0805</text:p>
          </table:table-cell>
          <table:table-cell table:style-name="ACE-5" table:formula="of:=[.B21]&amp;&quot;_&quot;&amp;[.C21]" office:value-type="string" office:string-value="5k1_0805">
            <text:p>5k1_0805</text:p>
          </table:table-cell>
          <table:table-cell table:style-name="ACE-5" table:formula="of:=IF([.D21]=&quot;&quot;;&quot;&quot;;VLOOKUP([.D21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J1</text:p>
          </table:table-cell>
          <table:table-cell table:style-name="ACE-6" office:value-type="string">
            <text:p>1x1</text:p>
          </table:table-cell>
          <table:table-cell table:style-name="ACE-6" office:value-type="string">
            <text:p>2.54mm Male</text:p>
          </table:table-cell>
          <table:table-cell table:style-name="ACE-5" table:formula="of:=[.B22]&amp;&quot;_&quot;&amp;[.C22]" office:value-type="string" office:string-value="1x1_2.54mm Male">
            <text:p>1x1_2.54mm Male</text:p>
          </table:table-cell>
          <table:table-cell table:style-name="ACE-5" table:formula="of:=IF([.D22]=&quot;&quot;;&quot;&quot;;VLOOKUP([.D22];[$'Part Table'.A$1:.B$1024];2;FALSE()))" office:value-type="float" office:value="0.00165">
            <text:p>0.00165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J2</text:p>
          </table:table-cell>
          <table:table-cell table:style-name="ACE-6" office:value-type="string">
            <text:p>1x1</text:p>
          </table:table-cell>
          <table:table-cell table:style-name="ACE-6" office:value-type="string">
            <text:p>2.54mm Male</text:p>
          </table:table-cell>
          <table:table-cell table:style-name="ACE-5" table:formula="of:=[.B23]&amp;&quot;_&quot;&amp;[.C23]" office:value-type="string" office:string-value="1x1_2.54mm Male">
            <text:p>1x1_2.54mm Male</text:p>
          </table:table-cell>
          <table:table-cell table:style-name="ACE-5" table:formula="of:=IF([.D23]=&quot;&quot;;&quot;&quot;;VLOOKUP([.D23];[$'Part Table'.A$1:.B$1024];2;FALSE()))" office:value-type="float" office:value="0.00165">
            <text:p>0.00165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J3</text:p>
          </table:table-cell>
          <table:table-cell table:style-name="ACE-6" office:value-type="string">
            <text:p>1x1</text:p>
          </table:table-cell>
          <table:table-cell table:style-name="ACE-6" office:value-type="string">
            <text:p>2.54mm Male</text:p>
          </table:table-cell>
          <table:table-cell table:style-name="ACE-5" table:formula="of:=[.B24]&amp;&quot;_&quot;&amp;[.C24]" office:value-type="string" office:string-value="1x1_2.54mm Male">
            <text:p>1x1_2.54mm Male</text:p>
          </table:table-cell>
          <table:table-cell table:style-name="ACE-5" table:formula="of:=IF([.D24]=&quot;&quot;;&quot;&quot;;VLOOKUP([.D24];[$'Part Table'.A$1:.B$1024];2;FALSE()))" office:value-type="float" office:value="0.00165">
            <text:p>0.00165</text:p>
          </table:table-cell>
          <table:table-cell table:number-columns-repeated="123" table:style-name="ACE-6"/>
        </table:table-row>
        <table:table-row table:style-name="AROW-0">
          <table:table-cell table:number-columns-repeated="3" table:style-name="ACE-6"/>
          <table:table-cell table:style-name="ACE-5"/>
          <table:table-cell table:style-name="ACE-5" table:formula="of:=IF([.D25]=&quot;&quot;;&quot;&quot;;VLOOKUP([.D25];[$'Part Table'.A$1:.B$1024];2;FALSE()))" office:value-type="string" office:string-value="">
            <text:p/>
          </table:table-cell>
          <table:table-cell table:number-columns-repeated="123" table:style-name="ACE-6"/>
        </table:table-row>
        <table:table-row table:style-name="AROW-3">
          <table:table-cell table:number-columns-spanned="3" gnm:columns-spanned-fake="true" table:style-name="ACE-7" office:value-type="string">
            <text:p>Battery Charger</text:p>
          </table:table-cell>
          <table:table-cell table:number-columns-repeated="2" table:style-name="ACE-7"/>
          <table:table-cell table:style-name="ACE-5"/>
          <table:table-cell table:style-name="ACE-5" table:formula="of:=IF([.D26]=&quot;&quot;;&quot;&quot;;VLOOKUP([.D26];[$'Part Table'.A$1:.B$1024];2;FALSE()))" office:value-type="string" office:string-value="">
            <text:p/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U1</text:p>
          </table:table-cell>
          <table:table-cell table:style-name="ACE-6" office:value-type="string">
            <text:p>BQ2409X</text:p>
          </table:table-cell>
          <table:table-cell table:style-name="ACE-6" office:value-type="string">
            <text:p>MSOP-10-EP</text:p>
          </table:table-cell>
          <table:table-cell table:style-name="ACE-5" table:formula="of:=[.B27]&amp;&quot;_&quot;&amp;[.C27]" office:value-type="string" office:string-value="BQ2409X_MSOP-10-EP">
            <text:p>BQ2409X_MSOP-10-EP</text:p>
          </table:table-cell>
          <table:table-cell table:style-name="ACE-5" table:formula="of:=IF([.D27]=&quot;&quot;;&quot;&quot;;VLOOKUP([.D27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C1</text:p>
          </table:table-cell>
          <table:table-cell table:style-name="ACE-6" office:value-type="string">
            <text:p>1u</text:p>
          </table:table-cell>
          <table:table-cell table:style-name="ACE-6" office:value-type="string">
            <text:p>0805</text:p>
          </table:table-cell>
          <table:table-cell table:style-name="ACE-5" table:formula="of:=[.B28]&amp;&quot;_&quot;&amp;[.C28]" office:value-type="string" office:string-value="1u_0805">
            <text:p>1u_0805</text:p>
          </table:table-cell>
          <table:table-cell table:style-name="ACE-5" table:formula="of:=IF([.D28]=&quot;&quot;;&quot;&quot;;VLOOKUP([.D28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R3</text:p>
          </table:table-cell>
          <table:table-cell table:style-name="ACE-6" office:value-type="string">
            <text:p>540R</text:p>
          </table:table-cell>
          <table:table-cell table:style-name="ACE-6" office:value-type="string">
            <text:p>0805</text:p>
          </table:table-cell>
          <table:table-cell table:style-name="ACE-5" table:formula="of:=[.B29]&amp;&quot;_&quot;&amp;[.C29]" office:value-type="string" office:string-value="540R_0805">
            <text:p>540R_0805</text:p>
          </table:table-cell>
          <table:table-cell table:style-name="ACE-5" table:formula="of:=IF([.D29]=&quot;&quot;;&quot;&quot;;VLOOKUP([.D29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R4</text:p>
          </table:table-cell>
          <table:table-cell table:style-name="ACE-6" office:value-type="string">
            <text:p>2k</text:p>
          </table:table-cell>
          <table:table-cell table:style-name="ACE-6" office:value-type="string">
            <text:p>0805</text:p>
          </table:table-cell>
          <table:table-cell table:style-name="ACE-5" table:formula="of:=[.B30]&amp;&quot;_&quot;&amp;[.C30]" office:value-type="string" office:string-value="2k_0805">
            <text:p>2k_0805</text:p>
          </table:table-cell>
          <table:table-cell table:style-name="ACE-5" table:formula="of:=IF([.D30]=&quot;&quot;;&quot;&quot;;VLOOKUP([.D30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R5</text:p>
          </table:table-cell>
          <table:table-cell table:style-name="ACE-6" office:value-type="string">
            <text:p>100k</text:p>
          </table:table-cell>
          <table:table-cell table:style-name="ACE-6" office:value-type="string">
            <text:p>0805</text:p>
          </table:table-cell>
          <table:table-cell table:style-name="ACE-5" table:formula="of:=[.B31]&amp;&quot;_&quot;&amp;[.C31]" office:value-type="string" office:string-value="100k_0805">
            <text:p>100k_0805</text:p>
          </table:table-cell>
          <table:table-cell table:style-name="ACE-5" table:formula="of:=IF([.D31]=&quot;&quot;;&quot;&quot;;VLOOKUP([.D31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number-columns-repeated="4" table:style-name="ACE-5"/>
          <table:table-cell table:style-name="ACE-5" table:formula="of:=IF([.D32]=&quot;&quot;;&quot;&quot;;VLOOKUP([.D32];[$'Part Table'.A$1:.B$1024];2;FALSE()))" office:value-type="string" office:string-value="">
            <text:p/>
          </table:table-cell>
          <table:table-cell table:number-columns-repeated="123" table:style-name="ACE-6"/>
        </table:table-row>
        <table:table-row table:style-name="AROW-3">
          <table:table-cell table:number-columns-spanned="3" gnm:columns-spanned-fake="true" table:style-name="ACE-8" office:value-type="string">
            <text:p>Battery Charger Status LEDs</text:p>
          </table:table-cell>
          <table:table-cell table:number-columns-repeated="2" table:style-name="ACE-8"/>
          <table:table-cell table:style-name="ACE-5"/>
          <table:table-cell table:style-name="ACE-5" table:formula="of:=IF([.D33]=&quot;&quot;;&quot;&quot;;VLOOKUP([.D33];[$'Part Table'.A$1:.B$1024];2;FALSE()))" office:value-type="string" office:string-value="">
            <text:p/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R6</text:p>
          </table:table-cell>
          <table:table-cell table:style-name="ACE-6" office:value-type="string">
            <text:p>1k5</text:p>
          </table:table-cell>
          <table:table-cell table:style-name="ACE-6" office:value-type="string">
            <text:p>0805</text:p>
          </table:table-cell>
          <table:table-cell table:style-name="ACE-5" table:formula="of:=[.B34]&amp;&quot;_&quot;&amp;[.C34]" office:value-type="string" office:string-value="1k5_0805">
            <text:p>1k5_0805</text:p>
          </table:table-cell>
          <table:table-cell table:style-name="ACE-5" table:formula="of:=IF([.D34]=&quot;&quot;;&quot;&quot;;VLOOKUP([.D34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R7</text:p>
          </table:table-cell>
          <table:table-cell table:style-name="ACE-6" office:value-type="string">
            <text:p>1k5</text:p>
          </table:table-cell>
          <table:table-cell table:style-name="ACE-6" office:value-type="string">
            <text:p>0805</text:p>
          </table:table-cell>
          <table:table-cell table:style-name="ACE-5" table:formula="of:=[.B35]&amp;&quot;_&quot;&amp;[.C35]" office:value-type="string" office:string-value="1k5_0805">
            <text:p>1k5_0805</text:p>
          </table:table-cell>
          <table:table-cell table:style-name="ACE-5" table:formula="of:=IF([.D35]=&quot;&quot;;&quot;&quot;;VLOOKUP([.D35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D1</text:p>
          </table:table-cell>
          <table:table-cell table:style-name="ACE-6" office:value-type="string">
            <text:p>Red</text:p>
          </table:table-cell>
          <table:table-cell table:style-name="ACE-6" office:value-type="string">
            <text:p>1206</text:p>
          </table:table-cell>
          <table:table-cell table:style-name="ACE-5" table:formula="of:=[.B36]&amp;&quot;_&quot;&amp;[.C36]" office:value-type="string" office:string-value="Red_1206">
            <text:p>Red_1206</text:p>
          </table:table-cell>
          <table:table-cell table:style-name="ACE-5" table:formula="of:=IF([.D36]=&quot;&quot;;&quot;&quot;;VLOOKUP([.D36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D2</text:p>
          </table:table-cell>
          <table:table-cell table:style-name="ACE-6" office:value-type="string">
            <text:p>Blue</text:p>
          </table:table-cell>
          <table:table-cell table:style-name="ACE-6" office:value-type="string">
            <text:p>1206</text:p>
          </table:table-cell>
          <table:table-cell table:style-name="ACE-5" table:formula="of:=[.B37]&amp;&quot;_&quot;&amp;[.C37]" office:value-type="string" office:string-value="Blue_1206">
            <text:p>Blue_1206</text:p>
          </table:table-cell>
          <table:table-cell table:style-name="ACE-5" table:formula="of:=IF([.D37]=&quot;&quot;;&quot;&quot;;VLOOKUP([.D37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number-columns-repeated="4" table:style-name="ACE-5"/>
          <table:table-cell table:style-name="ACE-5" table:formula="of:=IF([.D38]=&quot;&quot;;&quot;&quot;;VLOOKUP([.D38];[$'Part Table'.A$1:.B$1024];2;FALSE()))" office:value-type="string" office:string-value="">
            <text:p/>
          </table:table-cell>
          <table:table-cell table:number-columns-repeated="123" table:style-name="ACE-6"/>
        </table:table-row>
        <table:table-row table:style-name="AROW-3">
          <table:table-cell table:number-columns-spanned="3" gnm:columns-spanned-fake="true" table:style-name="ACE-7" office:value-type="string">
            <text:p>3v3 Regulator</text:p>
          </table:table-cell>
          <table:table-cell table:number-columns-repeated="2" table:style-name="ACE-7"/>
          <table:table-cell table:style-name="ACE-5"/>
          <table:table-cell table:style-name="ACE-5" table:formula="of:=IF([.D39]=&quot;&quot;;&quot;&quot;;VLOOKUP([.D39];[$'Part Table'.A$1:.B$1024];2;FALSE()))" office:value-type="string" office:string-value="">
            <text:p/>
          </table:table-cell>
          <table:table-cell table:number-columns-repeated="123" table:style-name="ACE-6"/>
        </table:table-row>
        <table:table-row table:style-name="AROW-3">
          <table:table-cell table:style-name="ACE-5" office:value-type="string">
            <text:p>U2</text:p>
          </table:table-cell>
          <table:table-cell table:style-name="ACE-6" office:value-type="string">
            <text:p>34063</text:p>
          </table:table-cell>
          <table:table-cell table:style-name="ACE-6" office:value-type="string">
            <text:p>SOIC-8</text:p>
          </table:table-cell>
          <table:table-cell table:style-name="ACE-5" table:formula="of:=[.B40]&amp;&quot;_&quot;&amp;[.C40]" office:value-type="string" office:string-value="34063_SOIC-8">
            <text:p>34063_SOIC-8</text:p>
          </table:table-cell>
          <table:table-cell table:style-name="ACE-5" table:formula="of:=IF([.D40]=&quot;&quot;;&quot;&quot;;VLOOKUP([.D40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Q1</text:p>
          </table:table-cell>
          <table:table-cell table:style-name="ACE-6" office:value-type="string">
            <text:p>PMOS 3A</text:p>
          </table:table-cell>
          <table:table-cell table:style-name="ACE-6" office:value-type="string">
            <text:p><text:s/>GSD SOT-23</text:p>
          </table:table-cell>
          <table:table-cell table:style-name="ACE-5" table:formula="of:=[.B41]&amp;&quot;_&quot;&amp;[.C41]" office:value-type="string" office:string-value="PMOS 3A_ GSD SOT-23">
            <text:p>PMOS 3A_ GSD SOT-23</text:p>
          </table:table-cell>
          <table:table-cell table:style-name="ACE-5" table:formula="of:=IF([.D41]=&quot;&quot;;&quot;&quot;;VLOOKUP([.D41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C2</text:p>
          </table:table-cell>
          <table:table-cell table:style-name="ACE-6" office:value-type="string">
            <text:p>100uF 6v</text:p>
          </table:table-cell>
          <table:table-cell table:style-name="ACE-6" office:value-type="string">
            <text:p>1206</text:p>
          </table:table-cell>
          <table:table-cell table:style-name="ACE-5" table:formula="of:=[.B42]&amp;&quot;_&quot;&amp;[.C42]" office:value-type="string" office:string-value="100uF 6v_1206">
            <text:p>100uF 6v_1206</text:p>
          </table:table-cell>
          <table:table-cell table:style-name="ACE-5" table:formula="of:=IF([.D42]=&quot;&quot;;&quot;&quot;;VLOOKUP([.D42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C6</text:p>
          </table:table-cell>
          <table:table-cell table:style-name="ACE-6" office:value-type="string">
            <text:p>470pF</text:p>
          </table:table-cell>
          <table:table-cell table:style-name="ACE-6" office:value-type="string">
            <text:p>0805</text:p>
          </table:table-cell>
          <table:table-cell table:style-name="ACE-5" table:formula="of:=[.B43]&amp;&quot;_&quot;&amp;[.C43]" office:value-type="string" office:string-value="470pF_0805">
            <text:p>470pF_0805</text:p>
          </table:table-cell>
          <table:table-cell table:style-name="ACE-5" table:formula="of:=IF([.D43]=&quot;&quot;;&quot;&quot;;VLOOKUP([.D43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C10</text:p>
          </table:table-cell>
          <table:table-cell table:style-name="ACE-6" office:value-type="string">
            <text:p>470uF 35v</text:p>
          </table:table-cell>
          <table:table-cell table:style-name="ACE-6" office:value-type="string">
            <text:p>10mm 5mm radial</text:p>
          </table:table-cell>
          <table:table-cell table:style-name="ACE-5" table:formula="of:=[.B44]&amp;&quot;_&quot;&amp;[.C44]" office:value-type="string" office:string-value="470uF 35v_10mm 5mm radial">
            <text:p>470uF 35v_10mm 5mm radial</text:p>
          </table:table-cell>
          <table:table-cell table:style-name="ACE-5" table:formula="of:=IF([.D44]=&quot;&quot;;&quot;&quot;;VLOOKUP([.D44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R8</text:p>
          </table:table-cell>
          <table:table-cell table:style-name="ACE-6" office:value-type="string">
            <text:p>10k</text:p>
          </table:table-cell>
          <table:table-cell table:style-name="ACE-6" office:value-type="string">
            <text:p>0805</text:p>
          </table:table-cell>
          <table:table-cell table:style-name="ACE-5" table:formula="of:=[.B45]&amp;&quot;_&quot;&amp;[.C45]" office:value-type="string" office:string-value="10k_0805">
            <text:p>10k_0805</text:p>
          </table:table-cell>
          <table:table-cell table:style-name="ACE-5" table:formula="of:=IF([.D45]=&quot;&quot;;&quot;&quot;;VLOOKUP([.D45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R9</text:p>
          </table:table-cell>
          <table:table-cell table:style-name="ACE-6" office:value-type="string">
            <text:p>1k</text:p>
          </table:table-cell>
          <table:table-cell table:style-name="ACE-6" office:value-type="string">
            <text:p>0805</text:p>
          </table:table-cell>
          <table:table-cell table:style-name="ACE-5" table:formula="of:=[.B46]&amp;&quot;_&quot;&amp;[.C46]" office:value-type="string" office:string-value="1k_0805">
            <text:p>1k_0805</text:p>
          </table:table-cell>
          <table:table-cell table:style-name="ACE-5" table:formula="of:=IF([.D46]=&quot;&quot;;&quot;&quot;;VLOOKUP([.D46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R16</text:p>
          </table:table-cell>
          <table:table-cell table:style-name="ACE-6" office:value-type="string">
            <text:p>0R22 1.5A</text:p>
          </table:table-cell>
          <table:table-cell table:style-name="ACE-6" office:value-type="string">
            <text:p>0805</text:p>
          </table:table-cell>
          <table:table-cell table:style-name="ACE-5" table:formula="of:=[.B47]&amp;&quot;_&quot;&amp;[.C47]" office:value-type="string" office:string-value="0R22 1.5A_0805">
            <text:p>0R22 1.5A_0805</text:p>
          </table:table-cell>
          <table:table-cell table:style-name="ACE-5" table:formula="of:=IF([.D47]=&quot;&quot;;&quot;&quot;;VLOOKUP([.D47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R26</text:p>
          </table:table-cell>
          <table:table-cell table:style-name="ACE-6" office:value-type="string">
            <text:p>5k6</text:p>
          </table:table-cell>
          <table:table-cell table:style-name="ACE-6" office:value-type="string">
            <text:p>0805</text:p>
          </table:table-cell>
          <table:table-cell table:style-name="ACE-5" table:formula="of:=[.B48]&amp;&quot;_&quot;&amp;[.C48]" office:value-type="string" office:string-value="5k6_0805">
            <text:p>5k6_0805</text:p>
          </table:table-cell>
          <table:table-cell table:style-name="ACE-5" table:formula="of:=IF([.D48]=&quot;&quot;;&quot;&quot;;VLOOKUP([.D48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R27</text:p>
          </table:table-cell>
          <table:table-cell table:style-name="ACE-6" office:value-type="string">
            <text:p>3k3</text:p>
          </table:table-cell>
          <table:table-cell table:style-name="ACE-6" office:value-type="string">
            <text:p>0805</text:p>
          </table:table-cell>
          <table:table-cell table:style-name="ACE-5" table:formula="of:=[.B49]&amp;&quot;_&quot;&amp;[.C49]" office:value-type="string" office:string-value="3k3_0805">
            <text:p>3k3_0805</text:p>
          </table:table-cell>
          <table:table-cell table:style-name="ACE-5" table:formula="of:=IF([.D49]=&quot;&quot;;&quot;&quot;;VLOOKUP([.D49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L4</text:p>
          </table:table-cell>
          <table:table-cell table:style-name="ACE-6" office:value-type="string">
            <text:p>220uH 1.5A</text:p>
          </table:table-cell>
          <table:table-cell table:style-name="ACE-6" office:value-type="string">
            <text:p>SRR1280</text:p>
          </table:table-cell>
          <table:table-cell table:style-name="ACE-5" table:formula="of:=[.B50]&amp;&quot;_&quot;&amp;[.C50]" office:value-type="string" office:string-value="220uH 1.5A_SRR1280">
            <text:p>220uH 1.5A_SRR1280</text:p>
          </table:table-cell>
          <table:table-cell table:style-name="ACE-5" table:formula="of:=IF([.D50]=&quot;&quot;;&quot;&quot;;VLOOKUP([.D50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5" office:value-type="string">
            <text:p>D3</text:p>
          </table:table-cell>
          <table:table-cell table:style-name="ACE-5" office:value-type="string">
            <text:p>1.5A Schottky</text:p>
          </table:table-cell>
          <table:table-cell table:style-name="ACE-5" office:value-type="string">
            <text:p>SOD-123F</text:p>
          </table:table-cell>
          <table:table-cell table:style-name="ACE-5" table:formula="of:=[.B51]&amp;&quot;_&quot;&amp;[.C51]" office:value-type="string" office:string-value="1.5A Schottky_SOD-123F">
            <text:p>1.5A Schottky_SOD-123F</text:p>
          </table:table-cell>
          <table:table-cell table:style-name="ACE-5" table:formula="of:=IF([.D51]=&quot;&quot;;&quot;&quot;;VLOOKUP([.D51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J9</text:p>
          </table:table-cell>
          <table:table-cell table:style-name="ACE-6" office:value-type="string">
            <text:p>1x1</text:p>
          </table:table-cell>
          <table:table-cell table:style-name="ACE-6" office:value-type="string">
            <text:p>2.54mm Male</text:p>
          </table:table-cell>
          <table:table-cell table:style-name="ACE-5" table:formula="of:=[.B52]&amp;&quot;_&quot;&amp;[.C52]" office:value-type="string" office:string-value="1x1_2.54mm Male">
            <text:p>1x1_2.54mm Male</text:p>
          </table:table-cell>
          <table:table-cell table:style-name="ACE-5" table:formula="of:=IF([.D52]=&quot;&quot;;&quot;&quot;;VLOOKUP([.D52];[$'Part Table'.A$1:.B$1024];2;FALSE()))" office:value-type="float" office:value="0.00165">
            <text:p>0.00165</text:p>
          </table:table-cell>
          <table:table-cell table:number-columns-repeated="123" table:style-name="ACE-6"/>
        </table:table-row>
        <table:table-row table:style-name="AROW-3">
          <table:table-cell table:number-columns-repeated="4" table:style-name="ACE-5"/>
          <table:table-cell table:style-name="ACE-5" table:formula="of:=IF([.D53]=&quot;&quot;;&quot;&quot;;VLOOKUP([.D53];[$'Part Table'.A$1:.B$1024];2;FALSE()))" office:value-type="string" office:string-value="">
            <text:p/>
          </table:table-cell>
          <table:table-cell table:number-columns-repeated="123" table:style-name="ACE-6"/>
        </table:table-row>
        <table:table-row table:style-name="AROW-3">
          <table:table-cell table:number-columns-spanned="3" gnm:columns-spanned-fake="true" table:style-name="ACE-7" office:value-type="string">
            <text:p>3v3 Regulator Status LED</text:p>
          </table:table-cell>
          <table:table-cell table:number-columns-repeated="2" table:style-name="ACE-7"/>
          <table:table-cell table:style-name="ACE-5"/>
          <table:table-cell table:style-name="ACE-5" table:formula="of:=IF([.D54]=&quot;&quot;;&quot;&quot;;VLOOKUP([.D54];[$'Part Table'.A$1:.B$1024];2;FALSE()))" office:value-type="string" office:string-value="">
            <text:p/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R31</text:p>
          </table:table-cell>
          <table:table-cell table:style-name="ACE-6" office:value-type="string">
            <text:p>1k</text:p>
          </table:table-cell>
          <table:table-cell table:style-name="ACE-6" office:value-type="string">
            <text:p>0805</text:p>
          </table:table-cell>
          <table:table-cell table:style-name="ACE-5" table:formula="of:=[.B55]&amp;&quot;_&quot;&amp;[.C55]" office:value-type="string" office:string-value="1k_0805">
            <text:p>1k_0805</text:p>
          </table:table-cell>
          <table:table-cell table:style-name="ACE-5" table:formula="of:=IF([.D55]=&quot;&quot;;&quot;&quot;;VLOOKUP([.D55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D10</text:p>
          </table:table-cell>
          <table:table-cell table:style-name="ACE-6" office:value-type="string">
            <text:p>Red</text:p>
          </table:table-cell>
          <table:table-cell table:style-name="ACE-6" office:value-type="string">
            <text:p>1206</text:p>
          </table:table-cell>
          <table:table-cell table:style-name="ACE-5" table:formula="of:=[.B56]&amp;&quot;_&quot;&amp;[.C56]" office:value-type="string" office:string-value="Red_1206">
            <text:p>Red_1206</text:p>
          </table:table-cell>
          <table:table-cell table:style-name="ACE-5" table:formula="of:=IF([.D56]=&quot;&quot;;&quot;&quot;;VLOOKUP([.D56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number-columns-repeated="4" table:style-name="ACE-5"/>
          <table:table-cell table:style-name="ACE-5" table:formula="of:=IF([.D57]=&quot;&quot;;&quot;&quot;;VLOOKUP([.D57];[$'Part Table'.A$1:.B$1024];2;FALSE()))" office:value-type="string" office:string-value="">
            <text:p/>
          </table:table-cell>
          <table:table-cell table:number-columns-repeated="123" table:style-name="ACE-6"/>
        </table:table-row>
        <table:table-row table:style-name="AROW-3">
          <table:table-cell table:number-columns-spanned="3" gnm:columns-spanned-fake="true" table:style-name="ACE-7" office:value-type="string">
            <text:p>5v Regulator</text:p>
          </table:table-cell>
          <table:table-cell table:number-columns-repeated="2" table:style-name="ACE-7"/>
          <table:table-cell table:style-name="ACE-5"/>
          <table:table-cell table:style-name="ACE-5" table:formula="of:=IF([.D58]=&quot;&quot;;&quot;&quot;;VLOOKUP([.D58];[$'Part Table'.A$1:.B$1024];2;FALSE()))" office:value-type="string" office:string-value="">
            <text:p/>
          </table:table-cell>
          <table:table-cell table:number-columns-repeated="123" table:style-name="ACE-6"/>
        </table:table-row>
        <table:table-row table:style-name="AROW-3">
          <table:table-cell table:style-name="ACE-5" office:value-type="string">
            <text:p>U3</text:p>
          </table:table-cell>
          <table:table-cell table:style-name="ACE-6" office:value-type="string">
            <text:p>34063</text:p>
          </table:table-cell>
          <table:table-cell table:style-name="ACE-6" office:value-type="string">
            <text:p>SOIC-8</text:p>
          </table:table-cell>
          <table:table-cell table:style-name="ACE-5" table:formula="of:=[.B59]&amp;&quot;_&quot;&amp;[.C59]" office:value-type="string" office:string-value="34063_SOIC-8">
            <text:p>34063_SOIC-8</text:p>
          </table:table-cell>
          <table:table-cell table:style-name="ACE-5" table:formula="of:=IF([.D59]=&quot;&quot;;&quot;&quot;;VLOOKUP([.D59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Q2</text:p>
          </table:table-cell>
          <table:table-cell table:style-name="ACE-6" office:value-type="string">
            <text:p>PMOS 3A</text:p>
          </table:table-cell>
          <table:table-cell table:style-name="ACE-6" office:value-type="string">
            <text:p><text:s/>GSD SOT-23</text:p>
          </table:table-cell>
          <table:table-cell table:style-name="ACE-5" table:formula="of:=[.B60]&amp;&quot;_&quot;&amp;[.C60]" office:value-type="string" office:string-value="PMOS 3A_ GSD SOT-23">
            <text:p>PMOS 3A_ GSD SOT-23</text:p>
          </table:table-cell>
          <table:table-cell table:style-name="ACE-5" table:formula="of:=IF([.D60]=&quot;&quot;;&quot;&quot;;VLOOKUP([.D60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C3</text:p>
          </table:table-cell>
          <table:table-cell table:style-name="ACE-6" office:value-type="string">
            <text:p>100uF 6v</text:p>
          </table:table-cell>
          <table:table-cell table:style-name="ACE-6" office:value-type="string">
            <text:p>1206</text:p>
          </table:table-cell>
          <table:table-cell table:style-name="ACE-5" table:formula="of:=[.B61]&amp;&quot;_&quot;&amp;[.C61]" office:value-type="string" office:string-value="100uF 6v_1206">
            <text:p>100uF 6v_1206</text:p>
          </table:table-cell>
          <table:table-cell table:style-name="ACE-5" table:formula="of:=IF([.D61]=&quot;&quot;;&quot;&quot;;VLOOKUP([.D61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C6</text:p>
          </table:table-cell>
          <table:table-cell table:style-name="ACE-6" office:value-type="string">
            <text:p>470pF</text:p>
          </table:table-cell>
          <table:table-cell table:style-name="ACE-6" office:value-type="string">
            <text:p>0805</text:p>
          </table:table-cell>
          <table:table-cell table:style-name="ACE-5" table:formula="of:=[.B62]&amp;&quot;_&quot;&amp;[.C62]" office:value-type="string" office:string-value="470pF_0805">
            <text:p>470pF_0805</text:p>
          </table:table-cell>
          <table:table-cell table:style-name="ACE-5" table:formula="of:=IF([.D62]=&quot;&quot;;&quot;&quot;;VLOOKUP([.D62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C6</text:p>
          </table:table-cell>
          <table:table-cell table:style-name="ACE-6" office:value-type="string">
            <text:p>470uF 35v</text:p>
          </table:table-cell>
          <table:table-cell table:style-name="ACE-6" office:value-type="string">
            <text:p>10mm 5mm radial</text:p>
          </table:table-cell>
          <table:table-cell table:style-name="ACE-5" table:formula="of:=[.B63]&amp;&quot;_&quot;&amp;[.C63]" office:value-type="string" office:string-value="470uF 35v_10mm 5mm radial">
            <text:p>470uF 35v_10mm 5mm radial</text:p>
          </table:table-cell>
          <table:table-cell table:style-name="ACE-5" table:formula="of:=IF([.D63]=&quot;&quot;;&quot;&quot;;VLOOKUP([.D63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C6</text:p>
          </table:table-cell>
          <table:table-cell table:style-name="ACE-6" office:value-type="string">
            <text:p>10k</text:p>
          </table:table-cell>
          <table:table-cell table:style-name="ACE-6" office:value-type="string">
            <text:p>0805</text:p>
          </table:table-cell>
          <table:table-cell table:style-name="ACE-5" table:formula="of:=[.B64]&amp;&quot;_&quot;&amp;[.C64]" office:value-type="string" office:string-value="10k_0805">
            <text:p>10k_0805</text:p>
          </table:table-cell>
          <table:table-cell table:style-name="ACE-5" table:formula="of:=IF([.D64]=&quot;&quot;;&quot;&quot;;VLOOKUP([.D64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C6</text:p>
          </table:table-cell>
          <table:table-cell table:style-name="ACE-6" office:value-type="string">
            <text:p>1k</text:p>
          </table:table-cell>
          <table:table-cell table:style-name="ACE-6" office:value-type="string">
            <text:p>0805</text:p>
          </table:table-cell>
          <table:table-cell table:style-name="ACE-5" table:formula="of:=[.B65]&amp;&quot;_&quot;&amp;[.C65]" office:value-type="string" office:string-value="1k_0805">
            <text:p>1k_0805</text:p>
          </table:table-cell>
          <table:table-cell table:style-name="ACE-5" table:formula="of:=IF([.D65]=&quot;&quot;;&quot;&quot;;VLOOKUP([.D65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C6</text:p>
          </table:table-cell>
          <table:table-cell table:style-name="ACE-6" office:value-type="string">
            <text:p>0R22 1.5A</text:p>
          </table:table-cell>
          <table:table-cell table:style-name="ACE-6" office:value-type="string">
            <text:p>0805</text:p>
          </table:table-cell>
          <table:table-cell table:style-name="ACE-5" table:formula="of:=[.B66]&amp;&quot;_&quot;&amp;[.C66]" office:value-type="string" office:string-value="0R22 1.5A_0805">
            <text:p>0R22 1.5A_0805</text:p>
          </table:table-cell>
          <table:table-cell table:style-name="ACE-5" table:formula="of:=IF([.D66]=&quot;&quot;;&quot;&quot;;VLOOKUP([.D66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C6</text:p>
          </table:table-cell>
          <table:table-cell table:style-name="ACE-6" office:value-type="string">
            <text:p>5k6</text:p>
          </table:table-cell>
          <table:table-cell table:style-name="ACE-6" office:value-type="string">
            <text:p>0805</text:p>
          </table:table-cell>
          <table:table-cell table:style-name="ACE-5" table:formula="of:=[.B67]&amp;&quot;_&quot;&amp;[.C67]" office:value-type="string" office:string-value="5k6_0805">
            <text:p>5k6_0805</text:p>
          </table:table-cell>
          <table:table-cell table:style-name="ACE-5" table:formula="of:=IF([.D67]=&quot;&quot;;&quot;&quot;;VLOOKUP([.D67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C6</text:p>
          </table:table-cell>
          <table:table-cell table:style-name="ACE-6" office:value-type="string">
            <text:p>3k3</text:p>
          </table:table-cell>
          <table:table-cell table:style-name="ACE-6" office:value-type="string">
            <text:p>0805</text:p>
          </table:table-cell>
          <table:table-cell table:style-name="ACE-5" table:formula="of:=[.B68]&amp;&quot;_&quot;&amp;[.C68]" office:value-type="string" office:string-value="3k3_0805">
            <text:p>3k3_0805</text:p>
          </table:table-cell>
          <table:table-cell table:style-name="ACE-5" table:formula="of:=IF([.D68]=&quot;&quot;;&quot;&quot;;VLOOKUP([.D68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C6</text:p>
          </table:table-cell>
          <table:table-cell table:style-name="ACE-6" office:value-type="string">
            <text:p>220uH 1.5A</text:p>
          </table:table-cell>
          <table:table-cell table:style-name="ACE-6" office:value-type="string">
            <text:p>SRR1280</text:p>
          </table:table-cell>
          <table:table-cell table:style-name="ACE-5" table:formula="of:=[.B69]&amp;&quot;_&quot;&amp;[.C69]" office:value-type="string" office:string-value="220uH 1.5A_SRR1280">
            <text:p>220uH 1.5A_SRR1280</text:p>
          </table:table-cell>
          <table:table-cell table:style-name="ACE-5" table:formula="of:=IF([.D69]=&quot;&quot;;&quot;&quot;;VLOOKUP([.D69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C6</text:p>
          </table:table-cell>
          <table:table-cell table:style-name="ACE-5" office:value-type="string">
            <text:p>1.5A Schottky</text:p>
          </table:table-cell>
          <table:table-cell table:style-name="ACE-5" office:value-type="string">
            <text:p>SOD-123F</text:p>
          </table:table-cell>
          <table:table-cell table:style-name="ACE-5" table:formula="of:=[.B70]&amp;&quot;_&quot;&amp;[.C70]" office:value-type="string" office:string-value="1.5A Schottky_SOD-123F">
            <text:p>1.5A Schottky_SOD-123F</text:p>
          </table:table-cell>
          <table:table-cell table:style-name="ACE-5" table:formula="of:=IF([.D70]=&quot;&quot;;&quot;&quot;;VLOOKUP([.D70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C6</text:p>
          </table:table-cell>
          <table:table-cell table:style-name="ACE-6" office:value-type="string">
            <text:p>1x1</text:p>
          </table:table-cell>
          <table:table-cell table:style-name="ACE-6" office:value-type="string">
            <text:p>2.54mm Male</text:p>
          </table:table-cell>
          <table:table-cell table:style-name="ACE-5" table:formula="of:=[.B71]&amp;&quot;_&quot;&amp;[.C71]" office:value-type="string" office:string-value="1x1_2.54mm Male">
            <text:p>1x1_2.54mm Male</text:p>
          </table:table-cell>
          <table:table-cell table:style-name="ACE-5" table:formula="of:=IF([.D71]=&quot;&quot;;&quot;&quot;;VLOOKUP([.D71];[$'Part Table'.A$1:.B$1024];2;FALSE()))" office:value-type="float" office:value="0.00165">
            <text:p>0.00165</text:p>
          </table:table-cell>
          <table:table-cell table:number-columns-repeated="123" table:style-name="ACE-6"/>
        </table:table-row>
        <table:table-row table:style-name="AROW-0">
          <table:table-cell table:number-columns-repeated="4" table:style-name="ACE-5"/>
          <table:table-cell table:style-name="ACE-5" table:formula="of:=IF([.D72]=&quot;&quot;;&quot;&quot;;VLOOKUP([.D72];[$'Part Table'.A$1:.B$1024];2;FALSE()))" office:value-type="string" office:string-value="">
            <text:p/>
          </table:table-cell>
          <table:table-cell table:number-columns-repeated="123" table:style-name="ACE-6"/>
        </table:table-row>
        <table:table-row table:style-name="AROW-3">
          <table:table-cell table:number-columns-spanned="3" gnm:columns-spanned-fake="true" table:style-name="ACE-7" office:value-type="string">
            <text:p>3v3 Regulator Status LED</text:p>
          </table:table-cell>
          <table:table-cell table:number-columns-repeated="2" table:style-name="ACE-7"/>
          <table:table-cell table:style-name="ACE-5"/>
          <table:table-cell table:style-name="ACE-5" table:formula="of:=IF([.D73]=&quot;&quot;;&quot;&quot;;VLOOKUP([.D73];[$'Part Table'.A$1:.B$1024];2;FALSE()))" office:value-type="string" office:string-value="">
            <text:p/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R31</text:p>
          </table:table-cell>
          <table:table-cell table:style-name="ACE-6" office:value-type="string">
            <text:p>1k</text:p>
          </table:table-cell>
          <table:table-cell table:style-name="ACE-6" office:value-type="string">
            <text:p>0805</text:p>
          </table:table-cell>
          <table:table-cell table:style-name="ACE-5" table:formula="of:=[.B74]&amp;&quot;_&quot;&amp;[.C74]" office:value-type="string" office:string-value="1k_0805">
            <text:p>1k_0805</text:p>
          </table:table-cell>
          <table:table-cell table:style-name="ACE-5" table:formula="of:=IF([.D74]=&quot;&quot;;&quot;&quot;;VLOOKUP([.D74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3">
          <table:table-cell table:style-name="ACE-6" office:value-type="string">
            <text:p>D10</text:p>
          </table:table-cell>
          <table:table-cell table:style-name="ACE-6" office:value-type="string">
            <text:p>Red</text:p>
          </table:table-cell>
          <table:table-cell table:style-name="ACE-6" office:value-type="string">
            <text:p>1206</text:p>
          </table:table-cell>
          <table:table-cell table:style-name="ACE-5" table:formula="of:=[.B75]&amp;&quot;_&quot;&amp;[.C75]" office:value-type="string" office:string-value="Red_1206">
            <text:p>Red_1206</text:p>
          </table:table-cell>
          <table:table-cell table:style-name="ACE-5" table:formula="of:=IF([.D75]=&quot;&quot;;&quot;&quot;;VLOOKUP([.D75];[$'Part Table'.A$1:.B$1024];2;FALSE()))" office:value-type="string" office:string-value="#N/A">
            <text:p>#N/A</text:p>
          </table:table-cell>
          <table:table-cell table:number-columns-repeated="123" table:style-name="ACE-6"/>
        </table:table-row>
        <table:table-row table:style-name="AROW-0" table:number-rows-repeated="949">
          <table:table-cell table:number-columns-repeated="128"/>
        </table:table-row>
        <table:named-expressions>
          <table:named-expression table:name="Sheet_Title" table:expression="of:=&quot;Configuration&quot;" table:base-cell-address="$'Configuration'.$A$1"/>
          <table:named-expression table:name="Print_Area" table:expression="of:=#REF!" table:base-cell-address="$'Configuration'.$A$1"/>
        </table:named-expressions>
        <gnm:selections gnm:cursor-col="3" gnm:cursor-row="21">
          <gnm:selection gnm:start-col="3" gnm:start-row="21" gnm:end-col="3" gnm:end-row="21"/>
        </gnm:selections>
      </table:table>
      <table:table table:name="Part Table" table:style-name="ta-3" table:print="true">
        <office:forms form:automatic-focus="false" form:apply-design-mode="false">
          <form:form/>
        </office:forms>
        <table:table-column table:default-cell-style-name="ACE-9" table:style-name="ACOL-18" table:number-columns-repeated="3"/>
        <table:table-column table:default-cell-style-name="ACE-9" table:style-name="ACOL-17" table:number-columns-repeated="125"/>
        <table:table-row table:style-name="AROW-3">
          <table:table-cell table:style-name="ACE-9" office:value-type="string">
            <text:p>1x5_2.54mm Male</text:p>
          </table:table-cell>
          <table:table-cell table:style-name="ACE-9" table:formula="of:=0.66000000000000003*5/(10*40)" office:value-type="float" office:value="0.0082500000000000004">
            <text:p>0.00825</text:p>
          </table:table-cell>
          <table:table-cell table:style-name="ACE-9" office:value-type="string">
            <text:p>https://www.aliexpress.com/item/32963302159.html?spm=a2g0o.productlist.0.0.7713774bkMrXdI&amp;algo_pvid=fc08c6b4-b6c4-45eb-8a0f-c35a6523017a&amp;algo_expid=fc08c6b4-b6c4-45eb-8a0f-c35a6523017a-12&amp;btsid=0ab6f82215845741280008253e3f72&amp;ws_ab_test=searchweb0_0,searchweb201602_,searchweb201603_</text:p>
          </table:table-cell>
          <table:table-cell table:number-columns-repeated="125" table:style-name="ACE-9"/>
        </table:table-row>
        <table:table-row table:style-name="AROW-3">
          <table:table-cell table:style-name="ACE-9" office:value-type="string">
            <text:p>1x1_2.54mm Male</text:p>
          </table:table-cell>
          <table:table-cell table:style-name="ACE-9" table:formula="of:=0.66000000000000003/(10*40)" office:value-type="float" office:value="0.00165">
            <text:p>0.00165</text:p>
          </table:table-cell>
          <table:table-cell table:style-name="ACE-9" office:value-type="string">
            <text:p>https://www.aliexpress.com/item/32963302159.html?spm=a2g0o.productlist.0.0.7713774bkMrXdI&amp;algo_pvid=fc08c6b4-b6c4-45eb-8a0f-c35a6523017a&amp;algo_expid=fc08c6b4-b6c4-45eb-8a0f-c35a6523017a-12&amp;btsid=0ab6f82215845741280008253e3f72&amp;ws_ab_test=searchweb0_0,searchweb201602_,searchweb201603_</text:p>
          </table:table-cell>
          <table:table-cell table:number-columns-repeated="125" table:style-name="ACE-9"/>
        </table:table-row>
        <table:table-row table:style-name="AROW-3">
          <table:table-cell table:style-name="ACE-9" office:value-type="string">
            <text:p>1.5A_0805</text:p>
          </table:table-cell>
          <table:table-cell table:style-name="ACE-9" table:formula="of:=1.6799999999999999/20" office:value-type="float" office:value="0.083999999999999991">
            <text:p>0.084</text:p>
          </table:table-cell>
          <table:table-cell table:style-name="ACE-9" office:value-type="string">
            <text:p>https://www.aliexpress.com/item/4000233270360.html?spm=a2g0o.productlist.0.0.7d75599cTJkDsM&amp;algo_pvid=ce9c2498-645e-4551-9219-b93a8581610e&amp;algo_expid=ce9c2498-645e-4551-9219-b93a8581610e-12&amp;btsid=0be3764315845745908328151ed2e7&amp;ws_ab_test=searchweb0_0,searchweb201602_,searchweb201603_</text:p>
          </table:table-cell>
          <table:table-cell table:number-columns-repeated="125" table:style-name="ACE-9"/>
        </table:table-row>
        <table:table-row table:style-name="AROW-3">
          <table:table-cell table:style-name="ACE-9"/>
          <table:table-cell table:style-name="ACE-9" table:formula="of:=11.289999999999999/5000" office:value-type="float" office:value="0.002258">
            <text:p>0.002258</text:p>
          </table:table-cell>
          <table:table-cell table:style-name="ACE-9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5" table:style-name="ACE-9"/>
        </table:table-row>
        <table:table-row table:style-name="AROW-0" table:number-rows-repeated="1020">
          <table:table-cell table:number-columns-repeated="128"/>
        </table:table-row>
        <table:named-expressions>
          <table:named-expression table:name="Sheet_Title" table:expression="of:=&quot;Part Table&quot;" table:base-cell-address="$'Part Table'.$A$1"/>
          <table:named-expression table:name="Print_Area" table:expression="of:=#REF!" table:base-cell-address="$'Part Table'.$A$1"/>
        </table:named-expressions>
        <gnm:selections gnm:cursor-col="1" gnm:cursor-row="4">
          <gnm:selection gnm:start-col="1" gnm:start-row="4" gnm:end-col="1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text-style style:name="ND-1">
      <number:text-content/>
    </number:text-style>
    <style:style style:name="Gnumeric-1" style:family="table-cell">
      <style:table-cell-properties fo:background-color="#ff6600" gnm:background-colour="#ff6600" gnm:pattern-colour="#000000" gnm:pattern="1" style:print-content="true" style:decimal-places="13"/>
      <style:paragraph-properties/>
      <style:text-properties/>
    </style:style>
    <style:style style:name="Gnumeric-2" style:family="table-cell">
      <style:table-cell-properties fo:background-color="#00ccff" gnm:background-colour="#00ccff" gnm:pattern-colour="#000000" gnm:pattern="1" style:print-content="true" style:decimal-places="13"/>
      <style:paragraph-properties/>
      <style:text-properties/>
    </style:style>
    <style:style style:name="Gnumeric-3" style:family="table-cell">
      <style:table-cell-properties fo:background-color="#00ff00" gnm:background-colour="#00ff00" gnm:pattern-colour="#000000" gnm:pattern="1" style:print-content="true" style:decimal-places="13"/>
      <style:paragraph-properties/>
      <style:text-properties/>
    </style: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Configuration Lookup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Configuration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Part Table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3-18T23:51:05Z</dc:date>
    <meta:creation-date>2020-03-17T11:10:46Z</meta:creation-date>
    <meta:editing-cycles>2</meta:editing-cycles>
    <meta:editing-duration>PT5M24S</meta:editing-duration>
    <meta:generator>gnumeric/1.12.45</meta:generator>
  </office:meta>
</office:document-meta>
</file>